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ob" table:style-name="ta1">
        <table:shapes>
          <draw:frame draw:z-index="0" draw:style-name="gr1" draw:text-style-name="P1" svg:width="286.91mm" svg:height="108.18mm" svg:x="47.88mm" svg:y="1.57mm">
            <loext:p draw:notify-on-update-of-ranges="oob.A2:oob.A1577 oob.B1:oob.B1 oob.B2:oob.B15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25123762376238" calcext:value-type="float">
            <text:p>0.92512376237623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25123762376238" calcext:value-type="float">
            <text:p>0.9251237623762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25123762376238" calcext:value-type="float">
            <text:p>0.92512376237623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25123762376238" calcext:value-type="float">
            <text:p>0.9251237623762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25123762376238" calcext:value-type="float">
            <text:p>0.9251237623762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25123762376238" calcext:value-type="float">
            <text:p>0.9251237623762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25123762376238" calcext:value-type="float">
            <text:p>0.9251237623762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2450495049505" calcext:value-type="float">
            <text:p>0.924504950495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2450495049505" calcext:value-type="float">
            <text:p>0.924504950495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23886138613861" calcext:value-type="float">
            <text:p>0.9238861386138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23886138613861" calcext:value-type="float">
            <text:p>0.9238861386138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23886138613861" calcext:value-type="float">
            <text:p>0.9238861386138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23886138613861" calcext:value-type="float">
            <text:p>0.9238861386138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21410891089109" calcext:value-type="float">
            <text:p>0.9214108910891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20792079207921" calcext:value-type="float">
            <text:p>0.9207920792079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0173267326733" calcext:value-type="float">
            <text:p>0.9201732673267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0173267326733" calcext:value-type="float">
            <text:p>0.9201732673267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1769801980198" calcext:value-type="float">
            <text:p>0.917698019801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17079207920792" calcext:value-type="float">
            <text:p>0.9170792079207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13985148514852" calcext:value-type="float">
            <text:p>0.913985148514852</text:p>
          </table:table-cell>
        </table:table-row>
      </table:table>
      <table:named-expressions/>
      <table:database-ranges>
        <table:database-range table:name="__Anonymous_Sheet_DB__0" table:target-range-address="oob.A1:oob.B157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16:12:01.78245354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6T16:19:09.775971865</dc:date>
    <meta:editing-duration>PT16M55S</meta:editing-duration>
    <meta:editing-cycles>2</meta:editing-cycles>
    <meta:generator>LibreOffice/5.2.7.2$Linux_X86_64 LibreOffice_project/20m0$Build-2</meta:generator>
    <meta:document-statistic meta:table-count="1" meta:cell-count="31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25" chart:maximum="16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1" chart:maximum="0.9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692cm" svg:height="10.819cm" xlink:href=".." xlink:type="simple" chart:class="chart:scatter" chart:style-name="ch1">
        <chart:legend chart:legend-position="end" svg:x="26.448cm" svg:y="5.11cm" style:legend-expansion="high" chart:style-name="ch2"/>
        <chart:plot-area chart:style-name="ch3" table:cell-range-address="oob.A2:oob.B1577 oob.B1:oob.B1" chart:data-source-has-labels="row" svg:x="0.573cm" svg:y="0.216cm" svg:width="25.302cm" svg:height="10.387cm">
          <chartooo:coordinate-region svg:x="1.671cm" svg:y="0.415cm" svg:width="24.204cm" svg:height="9.5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ob.B2:oob.B1577" chart:label-cell-address="oob.B1:oob.B1" chart:class="chart:scatter">
            <chart:domain table:cell-range-address="oob.A2:oob.A1577"/>
            <chart:data-point chart:repeated="15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core</text:p>
                <draw:g>
                  <svg:desc>oob.B1:oob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4">
                <text:p>1504</text:p>
                <draw:g>
                  <svg:desc>oob.A2:oob.A1577</svg:desc>
                </draw:g>
              </table:table-cell>
              <table:table-cell office:value-type="float" office:value="0.935024752475248">
                <text:p>0.935024752475248</text:p>
                <draw:g>
                  <svg:desc>oob.B2:oob.B15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2">
                <text:p>1502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">
                <text:p>187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1">
                <text:p>1561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60">
                <text:p>1560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9">
                <text:p>1559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8">
                <text:p>1558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7">
                <text:p>1557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6">
                <text:p>1556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2">
                <text:p>1552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1">
                <text:p>1551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0">
                <text:p>1550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9">
                <text:p>1549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8">
                <text:p>1548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7">
                <text:p>1547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6">
                <text:p>1546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5">
                <text:p>1545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4">
                <text:p>1544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3">
                <text:p>154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2">
                <text:p>1542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1">
                <text:p>1541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0">
                <text:p>1540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9">
                <text:p>1539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38">
                <text:p>1538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7">
                <text:p>1537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6">
                <text:p>1536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29">
                <text:p>1529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8">
                <text:p>1528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7">
                <text:p>1527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26">
                <text:p>1526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25">
                <text:p>1525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24">
                <text:p>1524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23">
                <text:p>152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22">
                <text:p>1522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20">
                <text:p>1520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19">
                <text:p>1519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8">
                <text:p>1518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7">
                <text:p>1517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16">
                <text:p>1516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15">
                <text:p>1515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14">
                <text:p>1514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13">
                <text:p>151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2">
                <text:p>1512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3">
                <text:p>150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1">
                <text:p>1501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1">
                <text:p>1481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0">
                <text:p>1480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9">
                <text:p>1479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8">
                <text:p>1478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7">
                <text:p>1477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6">
                <text:p>1476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">
                <text:p>189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8">
                <text:p>188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4">
                <text:p>159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93">
                <text:p>159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92">
                <text:p>159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91">
                <text:p>159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90">
                <text:p>159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9">
                <text:p>158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88">
                <text:p>158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87">
                <text:p>158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86">
                <text:p>158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85">
                <text:p>158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84">
                <text:p>158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3">
                <text:p>158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82">
                <text:p>158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81">
                <text:p>158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80">
                <text:p>158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78">
                <text:p>157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7">
                <text:p>157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6">
                <text:p>157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75">
                <text:p>157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4">
                <text:p>157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73">
                <text:p>157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72">
                <text:p>157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1">
                <text:p>157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0">
                <text:p>157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9">
                <text:p>156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8">
                <text:p>156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7">
                <text:p>156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66">
                <text:p>156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65">
                <text:p>156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64">
                <text:p>156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63">
                <text:p>156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62">
                <text:p>156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55">
                <text:p>155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4">
                <text:p>155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3">
                <text:p>155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35">
                <text:p>153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4">
                <text:p>153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33">
                <text:p>153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31">
                <text:p>153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30">
                <text:p>153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21">
                <text:p>152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11">
                <text:p>151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10">
                <text:p>151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9">
                <text:p>150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8">
                <text:p>150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07">
                <text:p>150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06">
                <text:p>150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5">
                <text:p>150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0">
                <text:p>150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99">
                <text:p>149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7">
                <text:p>149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6">
                <text:p>149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95">
                <text:p>149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94">
                <text:p>149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93">
                <text:p>149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92">
                <text:p>149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91">
                <text:p>149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90">
                <text:p>149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89">
                <text:p>148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88">
                <text:p>148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87">
                <text:p>148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86">
                <text:p>148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5">
                <text:p>148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84">
                <text:p>148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83">
                <text:p>148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82">
                <text:p>148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75">
                <text:p>147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63">
                <text:p>146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2">
                <text:p>146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1">
                <text:p>146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60">
                <text:p>146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59">
                <text:p>145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58">
                <text:p>145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57">
                <text:p>145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6">
                <text:p>145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55">
                <text:p>145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4">
                <text:p>145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3">
                <text:p>145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2">
                <text:p>145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51">
                <text:p>145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50">
                <text:p>145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49">
                <text:p>144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48">
                <text:p>144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47">
                <text:p>144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46">
                <text:p>144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45">
                <text:p>144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4">
                <text:p>144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3">
                <text:p>144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2">
                <text:p>144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1">
                <text:p>144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9">
                <text:p>143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38">
                <text:p>143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37">
                <text:p>143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6">
                <text:p>143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35">
                <text:p>143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34">
                <text:p>143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33">
                <text:p>143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32">
                <text:p>143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1">
                <text:p>143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30">
                <text:p>143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29">
                <text:p>142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28">
                <text:p>142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27">
                <text:p>142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26">
                <text:p>142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25">
                <text:p>142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24">
                <text:p>142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23">
                <text:p>142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22">
                <text:p>142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21">
                <text:p>142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20">
                <text:p>142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19">
                <text:p>141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18">
                <text:p>141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17">
                <text:p>141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16">
                <text:p>141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15">
                <text:p>141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14">
                <text:p>141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8">
                <text:p>140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07">
                <text:p>140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06">
                <text:p>140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05">
                <text:p>140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04">
                <text:p>140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3">
                <text:p>140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02">
                <text:p>140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1">
                <text:p>140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97">
                <text:p>139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53">
                <text:p>135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52">
                <text:p>135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51">
                <text:p>135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50">
                <text:p>135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80">
                <text:p>128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79">
                <text:p>127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78">
                <text:p>127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77">
                <text:p>127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76">
                <text:p>127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75">
                <text:p>127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74">
                <text:p>127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73">
                <text:p>127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72">
                <text:p>127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71">
                <text:p>127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70">
                <text:p>1270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69">
                <text:p>126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8">
                <text:p>126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67">
                <text:p>1267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4">
                <text:p>18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3">
                <text:p>18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2">
                <text:p>182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00">
                <text:p>160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99">
                <text:p>159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98">
                <text:p>159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97">
                <text:p>159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96">
                <text:p>159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5">
                <text:p>159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79">
                <text:p>157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32">
                <text:p>153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98">
                <text:p>149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4">
                <text:p>147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3">
                <text:p>147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72">
                <text:p>147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71">
                <text:p>147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0">
                <text:p>147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69">
                <text:p>146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68">
                <text:p>146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7">
                <text:p>146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66">
                <text:p>146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65">
                <text:p>146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64">
                <text:p>146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13">
                <text:p>141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12">
                <text:p>141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11">
                <text:p>141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10">
                <text:p>141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09">
                <text:p>140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00">
                <text:p>140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99">
                <text:p>139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98">
                <text:p>139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96">
                <text:p>139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95">
                <text:p>139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94">
                <text:p>139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93">
                <text:p>139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92">
                <text:p>139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91">
                <text:p>139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90">
                <text:p>139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89">
                <text:p>138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88">
                <text:p>138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87">
                <text:p>138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86">
                <text:p>138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85">
                <text:p>138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82">
                <text:p>138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81">
                <text:p>138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80">
                <text:p>138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79">
                <text:p>137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78">
                <text:p>137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77">
                <text:p>137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76">
                <text:p>137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75">
                <text:p>137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74">
                <text:p>137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73">
                <text:p>137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72">
                <text:p>137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71">
                <text:p>137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70">
                <text:p>137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69">
                <text:p>136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68">
                <text:p>136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67">
                <text:p>136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66">
                <text:p>136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65">
                <text:p>136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64">
                <text:p>136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63">
                <text:p>136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62">
                <text:p>136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1">
                <text:p>136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60">
                <text:p>136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59">
                <text:p>135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58">
                <text:p>135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57">
                <text:p>135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56">
                <text:p>135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55">
                <text:p>135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54">
                <text:p>135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9">
                <text:p>134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48">
                <text:p>134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47">
                <text:p>134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46">
                <text:p>134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45">
                <text:p>134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44">
                <text:p>134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43">
                <text:p>134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42">
                <text:p>134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41">
                <text:p>134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40">
                <text:p>134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37">
                <text:p>133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34">
                <text:p>133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30">
                <text:p>133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29">
                <text:p>132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28">
                <text:p>132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27">
                <text:p>132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26">
                <text:p>132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25">
                <text:p>132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24">
                <text:p>132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23">
                <text:p>132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22">
                <text:p>132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21">
                <text:p>132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20">
                <text:p>132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19">
                <text:p>131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18">
                <text:p>131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17">
                <text:p>131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16">
                <text:p>131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14">
                <text:p>131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13">
                <text:p>131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12">
                <text:p>131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11">
                <text:p>131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10">
                <text:p>131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09">
                <text:p>130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08">
                <text:p>130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07">
                <text:p>130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06">
                <text:p>130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05">
                <text:p>130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04">
                <text:p>130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03">
                <text:p>130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02">
                <text:p>130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01">
                <text:p>130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00">
                <text:p>130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99">
                <text:p>129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98">
                <text:p>129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97">
                <text:p>129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96">
                <text:p>129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95">
                <text:p>129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94">
                <text:p>129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93">
                <text:p>129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92">
                <text:p>129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91">
                <text:p>129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90">
                <text:p>129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89">
                <text:p>128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8">
                <text:p>128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87">
                <text:p>128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86">
                <text:p>128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85">
                <text:p>128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84">
                <text:p>128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83">
                <text:p>128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82">
                <text:p>128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81">
                <text:p>128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66">
                <text:p>126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54">
                <text:p>125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53">
                <text:p>125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52">
                <text:p>125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51">
                <text:p>125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50">
                <text:p>125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49">
                <text:p>124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48">
                <text:p>124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47">
                <text:p>124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46">
                <text:p>124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45">
                <text:p>124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44">
                <text:p>124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43">
                <text:p>124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42">
                <text:p>124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41">
                <text:p>124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40">
                <text:p>124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39">
                <text:p>123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38">
                <text:p>123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37">
                <text:p>123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36">
                <text:p>123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20">
                <text:p>122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16">
                <text:p>121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15">
                <text:p>121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13">
                <text:p>121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11">
                <text:p>121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10">
                <text:p>121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71">
                <text:p>117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70">
                <text:p>117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69">
                <text:p>116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68">
                <text:p>116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67">
                <text:p>116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66">
                <text:p>116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65">
                <text:p>116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64">
                <text:p>116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63">
                <text:p>116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62">
                <text:p>116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61">
                <text:p>116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60">
                <text:p>1160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5">
                <text:p>34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42">
                <text:p>342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41">
                <text:p>34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7">
                <text:p>30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1">
                <text:p>18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8">
                <text:p>17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5">
                <text:p>175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4">
                <text:p>17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84">
                <text:p>138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83">
                <text:p>1383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39">
                <text:p>1339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38">
                <text:p>1338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36">
                <text:p>133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35">
                <text:p>1335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33">
                <text:p>1333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32">
                <text:p>1332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31">
                <text:p>1331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15">
                <text:p>1315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65">
                <text:p>1265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64">
                <text:p>126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63">
                <text:p>1263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62">
                <text:p>1262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61">
                <text:p>1261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60">
                <text:p>1260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59">
                <text:p>1259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58">
                <text:p>1258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57">
                <text:p>1257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56">
                <text:p>125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55">
                <text:p>1255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35">
                <text:p>1235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34">
                <text:p>123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33">
                <text:p>1233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32">
                <text:p>1232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31">
                <text:p>1231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30">
                <text:p>1230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21">
                <text:p>1221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19">
                <text:p>1219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18">
                <text:p>1218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17">
                <text:p>1217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14">
                <text:p>121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12">
                <text:p>1212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99">
                <text:p>1199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98">
                <text:p>1198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97">
                <text:p>1197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96">
                <text:p>119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82">
                <text:p>1182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81">
                <text:p>1181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80">
                <text:p>1180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79">
                <text:p>1179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77">
                <text:p>1177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76">
                <text:p>117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75">
                <text:p>1175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74">
                <text:p>117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72">
                <text:p>1172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6">
                <text:p>35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5">
                <text:p>355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49">
                <text:p>349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44">
                <text:p>34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43">
                <text:p>343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0">
                <text:p>340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39">
                <text:p>339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8">
                <text:p>338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7">
                <text:p>337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6">
                <text:p>33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35">
                <text:p>335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4">
                <text:p>33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33">
                <text:p>333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2">
                <text:p>332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31">
                <text:p>331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8">
                <text:p>308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7">
                <text:p>287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0">
                <text:p>190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6">
                <text:p>18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0">
                <text:p>180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9">
                <text:p>179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7">
                <text:p>177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2">
                <text:p>172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1">
                <text:p>171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4">
                <text:p>9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29">
                <text:p>122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28">
                <text:p>122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27">
                <text:p>122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6">
                <text:p>1226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5">
                <text:p>1225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4">
                <text:p>122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23">
                <text:p>122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22">
                <text:p>122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09">
                <text:p>120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08">
                <text:p>120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07">
                <text:p>120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06">
                <text:p>1206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05">
                <text:p>1205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04">
                <text:p>120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03">
                <text:p>120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02">
                <text:p>120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01">
                <text:p>1201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95">
                <text:p>1195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94">
                <text:p>119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93">
                <text:p>119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92">
                <text:p>119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91">
                <text:p>1191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90">
                <text:p>1190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89">
                <text:p>118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8">
                <text:p>118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7">
                <text:p>118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6">
                <text:p>1186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5">
                <text:p>1185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84">
                <text:p>118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83">
                <text:p>118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78">
                <text:p>117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73">
                <text:p>117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59">
                <text:p>115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58">
                <text:p>115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57">
                <text:p>115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56">
                <text:p>1156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55">
                <text:p>1155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54">
                <text:p>115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53">
                <text:p>115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52">
                <text:p>115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51">
                <text:p>1151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50">
                <text:p>1150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49">
                <text:p>114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48">
                <text:p>114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47">
                <text:p>114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46">
                <text:p>1146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45">
                <text:p>1145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44">
                <text:p>114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43">
                <text:p>114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42">
                <text:p>114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41">
                <text:p>1141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40">
                <text:p>1140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39">
                <text:p>113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38">
                <text:p>113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37">
                <text:p>113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9">
                <text:p>110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8">
                <text:p>110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7">
                <text:p>110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6">
                <text:p>1106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92">
                <text:p>109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3">
                <text:p>36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62">
                <text:p>36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61">
                <text:p>361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0">
                <text:p>360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59">
                <text:p>35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54">
                <text:p>35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52">
                <text:p>35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51">
                <text:p>351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0">
                <text:p>350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48">
                <text:p>34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47">
                <text:p>34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46">
                <text:p>346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30">
                <text:p>330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28">
                <text:p>32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23">
                <text:p>32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22">
                <text:p>32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10">
                <text:p>310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9">
                <text:p>30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6">
                <text:p>306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5">
                <text:p>305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2">
                <text:p>30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9">
                <text:p>29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7">
                <text:p>29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6">
                <text:p>296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95">
                <text:p>295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4">
                <text:p>29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88">
                <text:p>28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1">
                <text:p>191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5">
                <text:p>185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3">
                <text:p>17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3">
                <text:p>16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3">
                <text:p>15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00">
                <text:p>1200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36">
                <text:p>1136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35">
                <text:p>1135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34">
                <text:p>1134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33">
                <text:p>1133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32">
                <text:p>1132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31">
                <text:p>1131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128">
                <text:p>1128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127">
                <text:p>1127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26">
                <text:p>1126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13">
                <text:p>1113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11">
                <text:p>1111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10">
                <text:p>1110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4">
                <text:p>1104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3">
                <text:p>1103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93">
                <text:p>1093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91">
                <text:p>1091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90">
                <text:p>1090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19">
                <text:p>519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17">
                <text:p>517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16">
                <text:p>516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77">
                <text:p>377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76">
                <text:p>376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75">
                <text:p>375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57">
                <text:p>357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53">
                <text:p>353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29">
                <text:p>329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27">
                <text:p>327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26">
                <text:p>326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25">
                <text:p>325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24">
                <text:p>324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03">
                <text:p>303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00">
                <text:p>300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8">
                <text:p>298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93">
                <text:p>293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92">
                <text:p>292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91">
                <text:p>291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9">
                <text:p>289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6">
                <text:p>286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0">
                <text:p>170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2">
                <text:p>162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1">
                <text:p>161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0">
                <text:p>100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8">
                <text:p>98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7">
                <text:p>97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5">
                <text:p>95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0">
                <text:p>90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30">
                <text:p>1130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29">
                <text:p>1129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19">
                <text:p>1119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18">
                <text:p>1118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17">
                <text:p>1117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16">
                <text:p>1116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15">
                <text:p>1115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14">
                <text:p>111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12">
                <text:p>111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02">
                <text:p>110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95">
                <text:p>1095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94">
                <text:p>109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89">
                <text:p>1089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82">
                <text:p>108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81">
                <text:p>1081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79">
                <text:p>1079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78">
                <text:p>1078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77">
                <text:p>1077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76">
                <text:p>1076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75">
                <text:p>1075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74">
                <text:p>107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73">
                <text:p>1073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71">
                <text:p>1071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70">
                <text:p>1070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35">
                <text:p>935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34">
                <text:p>93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33">
                <text:p>933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32">
                <text:p>93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31">
                <text:p>931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30">
                <text:p>930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29">
                <text:p>929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28">
                <text:p>928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27">
                <text:p>927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26">
                <text:p>926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25">
                <text:p>925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24">
                <text:p>92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23">
                <text:p>923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20">
                <text:p>920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89">
                <text:p>889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88">
                <text:p>888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87">
                <text:p>887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86">
                <text:p>886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44">
                <text:p>54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43">
                <text:p>543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42">
                <text:p>54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41">
                <text:p>541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31">
                <text:p>531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29">
                <text:p>529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28">
                <text:p>528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27">
                <text:p>527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26">
                <text:p>526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25">
                <text:p>525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22">
                <text:p>52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21">
                <text:p>521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20">
                <text:p>520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18">
                <text:p>518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15">
                <text:p>515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14">
                <text:p>51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98">
                <text:p>498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80">
                <text:p>480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78">
                <text:p>478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77">
                <text:p>477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75">
                <text:p>475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86">
                <text:p>386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78">
                <text:p>378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74">
                <text:p>37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73">
                <text:p>373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72">
                <text:p>37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1">
                <text:p>371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65">
                <text:p>365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64">
                <text:p>36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58">
                <text:p>358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1">
                <text:p>321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18">
                <text:p>318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12">
                <text:p>31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11">
                <text:p>311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04">
                <text:p>30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01">
                <text:p>301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6">
                <text:p>176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4">
                <text:p>16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0">
                <text:p>160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6">
                <text:p>156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5">
                <text:p>155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4">
                <text:p>15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0">
                <text:p>150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8">
                <text:p>148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7">
                <text:p>147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5">
                <text:p>145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8">
                <text:p>138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">
                <text:p>136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0">
                <text:p>130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6">
                <text:p>96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3">
                <text:p>93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2">
                <text:p>9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9">
                <text:p>89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25">
                <text:p>112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24">
                <text:p>112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23">
                <text:p>1123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22">
                <text:p>112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21">
                <text:p>112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20">
                <text:p>112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01">
                <text:p>110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00">
                <text:p>110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99">
                <text:p>109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98">
                <text:p>109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88">
                <text:p>108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87">
                <text:p>108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80">
                <text:p>108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72">
                <text:p>107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69">
                <text:p>106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81">
                <text:p>98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80">
                <text:p>98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79">
                <text:p>97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78">
                <text:p>97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77">
                <text:p>97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76">
                <text:p>97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75">
                <text:p>97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74">
                <text:p>97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73">
                <text:p>973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72">
                <text:p>97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71">
                <text:p>97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70">
                <text:p>97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69">
                <text:p>96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68">
                <text:p>96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67">
                <text:p>96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66">
                <text:p>96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65">
                <text:p>96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64">
                <text:p>96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63">
                <text:p>963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62">
                <text:p>96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61">
                <text:p>96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60">
                <text:p>96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59">
                <text:p>95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58">
                <text:p>95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57">
                <text:p>95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56">
                <text:p>95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55">
                <text:p>95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54">
                <text:p>95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53">
                <text:p>953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52">
                <text:p>95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51">
                <text:p>95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50">
                <text:p>95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49">
                <text:p>94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48">
                <text:p>94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47">
                <text:p>94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46">
                <text:p>94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45">
                <text:p>94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44">
                <text:p>94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43">
                <text:p>943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42">
                <text:p>94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41">
                <text:p>94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40">
                <text:p>94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39">
                <text:p>93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38">
                <text:p>93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37">
                <text:p>93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36">
                <text:p>93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22">
                <text:p>92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21">
                <text:p>92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19">
                <text:p>91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18">
                <text:p>91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17">
                <text:p>91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16">
                <text:p>91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15">
                <text:p>91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14">
                <text:p>91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13">
                <text:p>913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12">
                <text:p>91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11">
                <text:p>91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10">
                <text:p>91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9">
                <text:p>90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8">
                <text:p>90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7">
                <text:p>90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6">
                <text:p>90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5">
                <text:p>90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4">
                <text:p>90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3">
                <text:p>903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02">
                <text:p>90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01">
                <text:p>90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00">
                <text:p>90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99">
                <text:p>89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98">
                <text:p>89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97">
                <text:p>89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96">
                <text:p>89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95">
                <text:p>89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94">
                <text:p>89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93">
                <text:p>893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2">
                <text:p>89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91">
                <text:p>89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90">
                <text:p>89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85">
                <text:p>88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84">
                <text:p>88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79">
                <text:p>87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78">
                <text:p>87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77">
                <text:p>87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76">
                <text:p>87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16">
                <text:p>81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49">
                <text:p>54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48">
                <text:p>54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47">
                <text:p>54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46">
                <text:p>54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45">
                <text:p>54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40">
                <text:p>54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33">
                <text:p>533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30">
                <text:p>53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4">
                <text:p>52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23">
                <text:p>523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13">
                <text:p>513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12">
                <text:p>51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99">
                <text:p>49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97">
                <text:p>49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96">
                <text:p>49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95">
                <text:p>49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94">
                <text:p>49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92">
                <text:p>49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91">
                <text:p>49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85">
                <text:p>48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81">
                <text:p>48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79">
                <text:p>47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76">
                <text:p>47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74">
                <text:p>47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71">
                <text:p>47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69">
                <text:p>46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64">
                <text:p>46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61">
                <text:p>46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25">
                <text:p>42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22">
                <text:p>42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88">
                <text:p>38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87">
                <text:p>38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85">
                <text:p>38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84">
                <text:p>38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83">
                <text:p>383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2">
                <text:p>38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81">
                <text:p>38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79">
                <text:p>37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70">
                <text:p>37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69">
                <text:p>36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68">
                <text:p>36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67">
                <text:p>36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66">
                <text:p>36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20">
                <text:p>32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19">
                <text:p>31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17">
                <text:p>31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16">
                <text:p>31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15">
                <text:p>31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14">
                <text:p>31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13">
                <text:p>313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90">
                <text:p>290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85">
                <text:p>28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84">
                <text:p>28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7">
                <text:p>27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6">
                <text:p>27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92">
                <text:p>19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9">
                <text:p>16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2">
                <text:p>15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51">
                <text:p>15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9">
                <text:p>14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6">
                <text:p>146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9">
                <text:p>13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37">
                <text:p>13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35">
                <text:p>135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4">
                <text:p>13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1">
                <text:p>131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9">
                <text:p>12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8">
                <text:p>12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8">
                <text:p>11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8">
                <text:p>88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97">
                <text:p>109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96">
                <text:p>109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86">
                <text:p>108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85">
                <text:p>108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84">
                <text:p>108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83">
                <text:p>108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68">
                <text:p>106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67">
                <text:p>106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66">
                <text:p>106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65">
                <text:p>106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64">
                <text:p>106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63">
                <text:p>106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62">
                <text:p>106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61">
                <text:p>106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60">
                <text:p>106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59">
                <text:p>105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58">
                <text:p>105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57">
                <text:p>105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53">
                <text:p>105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52">
                <text:p>105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46">
                <text:p>104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45">
                <text:p>104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44">
                <text:p>104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43">
                <text:p>104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42">
                <text:p>104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41">
                <text:p>104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40">
                <text:p>104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39">
                <text:p>103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38">
                <text:p>103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37">
                <text:p>103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36">
                <text:p>103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35">
                <text:p>103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34">
                <text:p>103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33">
                <text:p>103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32">
                <text:p>103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31">
                <text:p>103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30">
                <text:p>103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29">
                <text:p>102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28">
                <text:p>102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27">
                <text:p>102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26">
                <text:p>102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25">
                <text:p>102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24">
                <text:p>102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08">
                <text:p>100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07">
                <text:p>100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06">
                <text:p>100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05">
                <text:p>100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4">
                <text:p>100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3">
                <text:p>100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02">
                <text:p>100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01">
                <text:p>100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00">
                <text:p>100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99">
                <text:p>99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8">
                <text:p>99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97">
                <text:p>99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96">
                <text:p>99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95">
                <text:p>99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94">
                <text:p>99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93">
                <text:p>99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92">
                <text:p>99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91">
                <text:p>99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90">
                <text:p>99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89">
                <text:p>98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88">
                <text:p>98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87">
                <text:p>98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86">
                <text:p>98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85">
                <text:p>98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84">
                <text:p>98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83">
                <text:p>98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82">
                <text:p>98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83">
                <text:p>88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82">
                <text:p>88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80">
                <text:p>88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75">
                <text:p>87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71">
                <text:p>87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53">
                <text:p>85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52">
                <text:p>85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51">
                <text:p>85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47">
                <text:p>84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46">
                <text:p>84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33">
                <text:p>83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32">
                <text:p>83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31">
                <text:p>83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30">
                <text:p>83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29">
                <text:p>82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28">
                <text:p>82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25">
                <text:p>82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24">
                <text:p>82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23">
                <text:p>82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22">
                <text:p>82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21">
                <text:p>82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20">
                <text:p>82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19">
                <text:p>81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18">
                <text:p>81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17">
                <text:p>81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13">
                <text:p>81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12">
                <text:p>81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11">
                <text:p>81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08">
                <text:p>80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07">
                <text:p>80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06">
                <text:p>80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04">
                <text:p>80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02">
                <text:p>80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01">
                <text:p>80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00">
                <text:p>80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85">
                <text:p>78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84">
                <text:p>78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83">
                <text:p>78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782">
                <text:p>78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781">
                <text:p>78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80">
                <text:p>78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772">
                <text:p>77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71">
                <text:p>77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65">
                <text:p>76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64">
                <text:p>76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63">
                <text:p>76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62">
                <text:p>76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61">
                <text:p>76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60">
                <text:p>76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759">
                <text:p>75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58">
                <text:p>75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714">
                <text:p>71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50">
                <text:p>55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39">
                <text:p>53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38">
                <text:p>53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37">
                <text:p>53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36">
                <text:p>53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35">
                <text:p>53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34">
                <text:p>53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32">
                <text:p>53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11">
                <text:p>51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10">
                <text:p>51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09">
                <text:p>50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08">
                <text:p>50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07">
                <text:p>50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06">
                <text:p>50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05">
                <text:p>50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04">
                <text:p>50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01">
                <text:p>50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00">
                <text:p>50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3">
                <text:p>49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0">
                <text:p>49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89">
                <text:p>48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88">
                <text:p>48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87">
                <text:p>48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86">
                <text:p>48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84">
                <text:p>48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82">
                <text:p>48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73">
                <text:p>47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72">
                <text:p>47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70">
                <text:p>47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68">
                <text:p>46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66">
                <text:p>46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65">
                <text:p>46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63">
                <text:p>46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62">
                <text:p>46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57">
                <text:p>45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29">
                <text:p>42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28">
                <text:p>42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27">
                <text:p>42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26">
                <text:p>42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24">
                <text:p>42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23">
                <text:p>42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21">
                <text:p>42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19">
                <text:p>41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17">
                <text:p>41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09">
                <text:p>40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08">
                <text:p>40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06">
                <text:p>40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03">
                <text:p>40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97">
                <text:p>39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3">
                <text:p>39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92">
                <text:p>39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91">
                <text:p>39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80">
                <text:p>38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83">
                <text:p>28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81">
                <text:p>28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80">
                <text:p>28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79">
                <text:p>27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78">
                <text:p>27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75">
                <text:p>27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74">
                <text:p>27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73">
                <text:p>27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72">
                <text:p>27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65">
                <text:p>26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6">
                <text:p>20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95">
                <text:p>19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94">
                <text:p>19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93">
                <text:p>19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8">
                <text:p>16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5">
                <text:p>16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59">
                <text:p>15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58">
                <text:p>15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57">
                <text:p>15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44">
                <text:p>14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40">
                <text:p>140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33">
                <text:p>13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27">
                <text:p>12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26">
                <text:p>12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23">
                <text:p>123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1">
                <text:p>12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19">
                <text:p>11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7">
                <text:p>117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6">
                <text:p>11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5">
                <text:p>115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4">
                <text:p>10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2">
                <text:p>10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1">
                <text:p>10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9">
                <text:p>9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1">
                <text:p>91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8">
                <text:p>6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56">
                <text:p>105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55">
                <text:p>105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54">
                <text:p>105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51">
                <text:p>105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50">
                <text:p>105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49">
                <text:p>104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48">
                <text:p>104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47">
                <text:p>104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23">
                <text:p>102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22">
                <text:p>102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21">
                <text:p>102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20">
                <text:p>102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19">
                <text:p>101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18">
                <text:p>101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17">
                <text:p>101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16">
                <text:p>101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15">
                <text:p>101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14">
                <text:p>101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13">
                <text:p>101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12">
                <text:p>101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11">
                <text:p>101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10">
                <text:p>101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09">
                <text:p>100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881">
                <text:p>88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874">
                <text:p>87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873">
                <text:p>87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72">
                <text:p>87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70">
                <text:p>87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869">
                <text:p>86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868">
                <text:p>86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67">
                <text:p>86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66">
                <text:p>86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865">
                <text:p>86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864">
                <text:p>86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863">
                <text:p>86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862">
                <text:p>86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861">
                <text:p>86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860">
                <text:p>86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859">
                <text:p>85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858">
                <text:p>85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57">
                <text:p>85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856">
                <text:p>85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55">
                <text:p>85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54">
                <text:p>85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50">
                <text:p>85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49">
                <text:p>84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48">
                <text:p>84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45">
                <text:p>84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844">
                <text:p>84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843">
                <text:p>84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842">
                <text:p>84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838">
                <text:p>83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837">
                <text:p>83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836">
                <text:p>83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834">
                <text:p>83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827">
                <text:p>82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826">
                <text:p>82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815">
                <text:p>81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814">
                <text:p>81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810">
                <text:p>81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809">
                <text:p>80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805">
                <text:p>80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803">
                <text:p>80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99">
                <text:p>79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798">
                <text:p>79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797">
                <text:p>79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96">
                <text:p>79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95">
                <text:p>79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794">
                <text:p>79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793">
                <text:p>79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791">
                <text:p>79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790">
                <text:p>79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789">
                <text:p>78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86">
                <text:p>78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777">
                <text:p>77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775">
                <text:p>77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774">
                <text:p>77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773">
                <text:p>77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770">
                <text:p>77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69">
                <text:p>76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68">
                <text:p>76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67">
                <text:p>76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66">
                <text:p>76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57">
                <text:p>75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756">
                <text:p>75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55">
                <text:p>75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54">
                <text:p>75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53">
                <text:p>75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52">
                <text:p>75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51">
                <text:p>75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750">
                <text:p>75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49">
                <text:p>74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748">
                <text:p>74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47">
                <text:p>74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746">
                <text:p>74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745">
                <text:p>74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744">
                <text:p>74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743">
                <text:p>74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732">
                <text:p>73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721">
                <text:p>72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20">
                <text:p>72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719">
                <text:p>71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718">
                <text:p>71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16">
                <text:p>71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15">
                <text:p>71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13">
                <text:p>71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12">
                <text:p>71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711">
                <text:p>71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706">
                <text:p>70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05">
                <text:p>70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704">
                <text:p>70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94">
                <text:p>69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93">
                <text:p>69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51">
                <text:p>65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49">
                <text:p>64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43">
                <text:p>64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41">
                <text:p>64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40">
                <text:p>64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39">
                <text:p>63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38">
                <text:p>63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11">
                <text:p>61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09">
                <text:p>60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4">
                <text:p>59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60">
                <text:p>56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59">
                <text:p>55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58">
                <text:p>55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56">
                <text:p>55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55">
                <text:p>55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54">
                <text:p>55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53">
                <text:p>55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52">
                <text:p>55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51">
                <text:p>55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03">
                <text:p>50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02">
                <text:p>50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83">
                <text:p>48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67">
                <text:p>46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60">
                <text:p>46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59">
                <text:p>45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58">
                <text:p>45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56">
                <text:p>45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55">
                <text:p>45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31">
                <text:p>43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30">
                <text:p>43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18">
                <text:p>41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16">
                <text:p>41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10">
                <text:p>41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7">
                <text:p>40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5">
                <text:p>40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4">
                <text:p>40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1">
                <text:p>40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0">
                <text:p>40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99">
                <text:p>39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98">
                <text:p>39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95">
                <text:p>39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94">
                <text:p>39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90">
                <text:p>39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89">
                <text:p>38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71">
                <text:p>27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70">
                <text:p>270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69">
                <text:p>26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68">
                <text:p>26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64">
                <text:p>26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63">
                <text:p>26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97">
                <text:p>19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96">
                <text:p>19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67">
                <text:p>16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43">
                <text:p>14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41">
                <text:p>14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32">
                <text:p>13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2">
                <text:p>12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13">
                <text:p>11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11">
                <text:p>111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06">
                <text:p>10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03">
                <text:p>10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7">
                <text:p>8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78">
                <text:p>7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77">
                <text:p>7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75">
                <text:p>75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73">
                <text:p>73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9">
                <text:p>69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7">
                <text:p>67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4">
                <text:p>5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41">
                <text:p>841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40">
                <text:p>84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39">
                <text:p>839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35">
                <text:p>835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92">
                <text:p>79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88">
                <text:p>78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87">
                <text:p>78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79">
                <text:p>779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78">
                <text:p>77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76">
                <text:p>77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42">
                <text:p>74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41">
                <text:p>741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40">
                <text:p>74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39">
                <text:p>739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38">
                <text:p>73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37">
                <text:p>73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36">
                <text:p>73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35">
                <text:p>735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34">
                <text:p>73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33">
                <text:p>733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31">
                <text:p>731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30">
                <text:p>73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29">
                <text:p>729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28">
                <text:p>72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27">
                <text:p>72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26">
                <text:p>72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25">
                <text:p>725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24">
                <text:p>72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23">
                <text:p>723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22">
                <text:p>72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17">
                <text:p>71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10">
                <text:p>71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09">
                <text:p>709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08">
                <text:p>70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07">
                <text:p>70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03">
                <text:p>703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02">
                <text:p>70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01">
                <text:p>701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00">
                <text:p>70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96">
                <text:p>69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95">
                <text:p>695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92">
                <text:p>69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91">
                <text:p>691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90">
                <text:p>69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89">
                <text:p>689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88">
                <text:p>68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87">
                <text:p>68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86">
                <text:p>68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85">
                <text:p>685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84">
                <text:p>68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83">
                <text:p>683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82">
                <text:p>68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81">
                <text:p>681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80">
                <text:p>68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79">
                <text:p>679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78">
                <text:p>67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77">
                <text:p>67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76">
                <text:p>67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75">
                <text:p>675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74">
                <text:p>67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73">
                <text:p>673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72">
                <text:p>67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71">
                <text:p>671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70">
                <text:p>67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67">
                <text:p>66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66">
                <text:p>66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59">
                <text:p>659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55">
                <text:p>655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54">
                <text:p>65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53">
                <text:p>653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52">
                <text:p>65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50">
                <text:p>65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48">
                <text:p>64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47">
                <text:p>64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46">
                <text:p>64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45">
                <text:p>645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44">
                <text:p>64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42">
                <text:p>64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34">
                <text:p>63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24">
                <text:p>62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23">
                <text:p>623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22">
                <text:p>62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10">
                <text:p>61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96">
                <text:p>59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95">
                <text:p>595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93">
                <text:p>593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92">
                <text:p>59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582">
                <text:p>58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568">
                <text:p>56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64">
                <text:p>56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63">
                <text:p>563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562">
                <text:p>56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561">
                <text:p>561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57">
                <text:p>55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54">
                <text:p>45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53">
                <text:p>453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52">
                <text:p>45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51">
                <text:p>451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50">
                <text:p>45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49">
                <text:p>449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48">
                <text:p>44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7">
                <text:p>44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46">
                <text:p>44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42">
                <text:p>44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41">
                <text:p>441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40">
                <text:p>44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39">
                <text:p>439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38">
                <text:p>43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37">
                <text:p>43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36">
                <text:p>43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20">
                <text:p>42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15">
                <text:p>415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14">
                <text:p>41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11">
                <text:p>411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02">
                <text:p>40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96">
                <text:p>39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82">
                <text:p>28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67">
                <text:p>26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54">
                <text:p>25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48">
                <text:p>24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32">
                <text:p>23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08">
                <text:p>20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07">
                <text:p>20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05">
                <text:p>205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04">
                <text:p>20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03">
                <text:p>203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99">
                <text:p>199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98">
                <text:p>19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66">
                <text:p>16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42">
                <text:p>14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25">
                <text:p>125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20">
                <text:p>12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12">
                <text:p>11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05">
                <text:p>105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6">
                <text:p>8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6">
                <text:p>7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2">
                <text:p>7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1">
                <text:p>71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0">
                <text:p>70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8">
                <text:p>5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7">
                <text:p>57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4">
                <text:p>3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99">
                <text:p>699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98">
                <text:p>698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97">
                <text:p>697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69">
                <text:p>669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68">
                <text:p>668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65">
                <text:p>665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64">
                <text:p>664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63">
                <text:p>663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62">
                <text:p>662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61">
                <text:p>661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60">
                <text:p>660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58">
                <text:p>658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57">
                <text:p>657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56">
                <text:p>656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37">
                <text:p>637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36">
                <text:p>636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35">
                <text:p>635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33">
                <text:p>633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30">
                <text:p>630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27">
                <text:p>627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25">
                <text:p>625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21">
                <text:p>621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20">
                <text:p>620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19">
                <text:p>619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18">
                <text:p>618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17">
                <text:p>617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16">
                <text:p>616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08">
                <text:p>608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06">
                <text:p>606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05">
                <text:p>605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02">
                <text:p>602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01">
                <text:p>601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597">
                <text:p>597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591">
                <text:p>591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590">
                <text:p>590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585">
                <text:p>585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584">
                <text:p>584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583">
                <text:p>583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581">
                <text:p>581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575">
                <text:p>575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70">
                <text:p>570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69">
                <text:p>569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67">
                <text:p>567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66">
                <text:p>566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565">
                <text:p>565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45">
                <text:p>445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44">
                <text:p>444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43">
                <text:p>443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35">
                <text:p>435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34">
                <text:p>434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33">
                <text:p>433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32">
                <text:p>432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13">
                <text:p>413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66">
                <text:p>266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62">
                <text:p>262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61">
                <text:p>261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60">
                <text:p>260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59">
                <text:p>259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58">
                <text:p>258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57">
                <text:p>257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56">
                <text:p>256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55">
                <text:p>255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53">
                <text:p>253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51">
                <text:p>251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50">
                <text:p>250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49">
                <text:p>249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45">
                <text:p>245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39">
                <text:p>239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38">
                <text:p>238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33">
                <text:p>233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31">
                <text:p>231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09">
                <text:p>209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01">
                <text:p>201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00">
                <text:p>200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24">
                <text:p>124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14">
                <text:p>114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10">
                <text:p>110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7">
                <text:p>107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85">
                <text:p>85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81">
                <text:p>81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80">
                <text:p>80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9">
                <text:p>79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6">
                <text:p>66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4">
                <text:p>64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3">
                <text:p>63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0">
                <text:p>60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52">
                <text:p>52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50">
                <text:p>50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8">
                <text:p>48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7">
                <text:p>47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32">
                <text:p>632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31">
                <text:p>631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29">
                <text:p>629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28">
                <text:p>628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26">
                <text:p>626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15">
                <text:p>615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14">
                <text:p>614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13">
                <text:p>613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12">
                <text:p>612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04">
                <text:p>604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03">
                <text:p>603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00">
                <text:p>600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599">
                <text:p>599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98">
                <text:p>598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589">
                <text:p>589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86">
                <text:p>586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80">
                <text:p>580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79">
                <text:p>579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78">
                <text:p>578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77">
                <text:p>577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76">
                <text:p>576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74">
                <text:p>574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73">
                <text:p>573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72">
                <text:p>572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71">
                <text:p>571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12">
                <text:p>412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52">
                <text:p>252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47">
                <text:p>247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46">
                <text:p>246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44">
                <text:p>244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43">
                <text:p>243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40">
                <text:p>240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37">
                <text:p>237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36">
                <text:p>236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35">
                <text:p>235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34">
                <text:p>234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30">
                <text:p>230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17">
                <text:p>217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16">
                <text:p>216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15">
                <text:p>215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11">
                <text:p>211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10">
                <text:p>210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02">
                <text:p>202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9">
                <text:p>109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4">
                <text:p>84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4">
                <text:p>74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65">
                <text:p>65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62">
                <text:p>62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1">
                <text:p>61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3">
                <text:p>53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4">
                <text:p>44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5">
                <text:p>35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07">
                <text:p>607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88">
                <text:p>588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87">
                <text:p>587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42">
                <text:p>242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41">
                <text:p>241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29">
                <text:p>229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25">
                <text:p>225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24">
                <text:p>224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14">
                <text:p>214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13">
                <text:p>213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8">
                <text:p>108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6">
                <text:p>56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">
                <text:p>51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5">
                <text:p>45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3">
                <text:p>43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9">
                <text:p>39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3">
                <text:p>33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28">
                <text:p>228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27">
                <text:p>227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26">
                <text:p>226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23">
                <text:p>223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12">
                <text:p>212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3">
                <text:p>83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82">
                <text:p>82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9">
                <text:p>59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6">
                <text:p>46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6">
                <text:p>36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22">
                <text:p>222</text:p>
              </table:table-cell>
              <table:table-cell office:value-type="float" office:value="0.925123762376238">
                <text:p>0.92512376237623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21">
                <text:p>221</text:p>
              </table:table-cell>
              <table:table-cell office:value-type="float" office:value="0.925123762376238">
                <text:p>0.92512376237623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19">
                <text:p>219</text:p>
              </table:table-cell>
              <table:table-cell office:value-type="float" office:value="0.925123762376238">
                <text:p>0.92512376237623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18">
                <text:p>218</text:p>
              </table:table-cell>
              <table:table-cell office:value-type="float" office:value="0.925123762376238">
                <text:p>0.92512376237623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5">
                <text:p>55</text:p>
              </table:table-cell>
              <table:table-cell office:value-type="float" office:value="0.925123762376238">
                <text:p>0.92512376237623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9">
                <text:p>49</text:p>
              </table:table-cell>
              <table:table-cell office:value-type="float" office:value="0.925123762376238">
                <text:p>0.92512376237623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2">
                <text:p>32</text:p>
              </table:table-cell>
              <table:table-cell office:value-type="float" office:value="0.925123762376238">
                <text:p>0.92512376237623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20">
                <text:p>220</text:p>
              </table:table-cell>
              <table:table-cell office:value-type="float" office:value="0.92450495049505">
                <text:p>0.9245049504950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2">
                <text:p>42</text:p>
              </table:table-cell>
              <table:table-cell office:value-type="float" office:value="0.92450495049505">
                <text:p>0.9245049504950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1">
                <text:p>41</text:p>
              </table:table-cell>
              <table:table-cell office:value-type="float" office:value="0.923886138613861">
                <text:p>0.92388613861386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0">
                <text:p>40</text:p>
              </table:table-cell>
              <table:table-cell office:value-type="float" office:value="0.923886138613861">
                <text:p>0.92388613861386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8">
                <text:p>38</text:p>
              </table:table-cell>
              <table:table-cell office:value-type="float" office:value="0.923886138613861">
                <text:p>0.92388613861386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7">
                <text:p>37</text:p>
              </table:table-cell>
              <table:table-cell office:value-type="float" office:value="0.923886138613861">
                <text:p>0.92388613861386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1">
                <text:p>31</text:p>
              </table:table-cell>
              <table:table-cell office:value-type="float" office:value="0.921410891089109">
                <text:p>0.92141089108910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8">
                <text:p>28</text:p>
              </table:table-cell>
              <table:table-cell office:value-type="float" office:value="0.920792079207921">
                <text:p>0.92079207920792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0">
                <text:p>30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9">
                <text:p>29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5">
                <text:p>25</text:p>
              </table:table-cell>
              <table:table-cell office:value-type="float" office:value="0.91769801980198">
                <text:p>0.9176980198019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7">
                <text:p>27</text:p>
              </table:table-cell>
              <table:table-cell office:value-type="float" office:value="0.917079207920792">
                <text:p>0.91707920792079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6">
                <text:p>26</text:p>
              </table:table-cell>
              <table:table-cell office:value-type="float" office:value="0.913985148514852">
                <text:p>0.913985148514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